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Judith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8, 1894</text:p>
      <text:p text:style-name="P5">Month<text:tab/><text:tab/><text:tab/><text:tab/><text:tab/><text:tab/>June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Wissahickon Avenue, Germantown,/</text:p>
      <text:p text:style-name="P3">June the eighteenth,/</text:p>
      <text:p text:style-name="P3">Eighteen Hundred and Ninety-four./</text:p>
      <text:p text:style-name="P3"/>
      <text:p text:style-name="P2">Dear Doctor Morais,/</text:p>
      <text:p text:style-name="P2"><text:tab/>The beautiful/ flowers which awaited me on/ my arrival at school, last Fri-/day, were a most delightful/</text:p>
      <text:p text:style-name="P2"/>
      <text:p text:style-name="P2">[Page 2]</text:p>
      <text:p text:style-name="P2">surprise. <text:s/>They almost, but not/ quite, banished my disappoint-/ment at your not being able/ to attend our Commencement./</text:p>
      <text:p text:style-name="P2"><text:tab/>Several of the graduates re-/ceived flowers, but I heard from/ many sources that my flowers/ were the prettiest, the most ap-/propriate, and just suited to a/ girl of my age./</text:p>
      <text:p text:style-name="P2"><text:soft-page-break/><text:tab/>I trust that at the com-/mencement of my new life I/ shall be strong enough to keep/</text:p>
      <text:p text:style-name="P2"/>
      <text:p text:style-name="P2">[Page 3]</text:p>
      <text:p text:style-name="P2">my head from being turned by the autograph/ letter, and by the flowers with the card attached/ which also contained an autograph, but I/ cannot say./</text:p>
      <text:p text:style-name="P2"><text:tab/>Hoping that the weather will soon grow/ cooler, so that I can come to Synagogue/ and thank you personally,/ I am,/ Very Sincerely,/ Judith Solis-Coh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46:47.81</meta:creation-date>
    <dc:date>2011-12-21T14:51:39.62</dc:date>
    <dc:creator>Penn Libraries</dc:creator>
    <meta:editing-duration>PT00H04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16" meta:character-count="2186"/>
  </office:meta>
</office:document-meta>
</file>